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shapes>
          <draw:frame draw:z-index="0" draw:style-name="gr1" draw:text-style-name="P1" svg:width="15.999cm" svg:height="8.999cm" svg:x="7.232cm" svg:y="0.552cm">
            <draw:object draw:notify-on-update-of-ranges="Feuille1.B2:Feuille1.B5 Feuille1.C2:Feuille1.C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7.26cm" svg:y="10.884cm">
            <draw:object draw:notify-on-update-of-ranges="Feuille1.B25:Feuille1.B25 Feuille1.C25:Feuille1.C25 Feuille1.B26:Feuille1.B26 Feuille1.C26:Feuille1.C26 Feuille1.B27:Feuille1.B27 Feuille1.C27:Feuille1.C27 Feuille1.B28:Feuille1.B28 Feuille1.C28:Feuille1.C28 Feuille1.B29:Feuille1.B29 Feuille1.C29:Feuille1.C29 Feuille1.B30:Feuille1.B30 Feuille1.C30:Feuille1.C30 Feuille1.B31:Feuille1.B31 Feuille1.C31:Feuille1.C31 Feuille1.B32:Feuille1.B32 Feuille1.C32:Feuille1.C32 Feuille1.B33:Feuille1.B33 Feuille1.C33:Feuille1.C33 Feuille1.B34:Feuille1.B34 Feuille1.C34:Feuille1.C3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Vêtement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/>
          <table:table-cell office:value-type="string" calcext:value-type="string">
            <text:p>Ustensile Cuisine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/>
          <table:table-cell office:value-type="string" calcext:value-type="string">
            <text:p>Meuble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/>
          <table:table-cell office:value-type="string" calcext:value-type="string">
            <text:p>Outil</text:p>
          </table:table-cell>
          <table:table-cell office:value-type="float" office:value="110" calcext:value-type="float">
            <text:p>110</text:p>
          </table:table-cell>
        </table:table-row>
        <table:table-row table:style-name="ro1" table:number-rows-repeated="19"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/>para <text:s text:c="7"/></text:p>
          </table:table-cell>
          <table:table-cell office:value-type="float" office:value="434" calcext:value-type="float">
            <text:p>434</text:p>
          </table:table-cell>
        </table:table-row>
        <table:table-row table:style-name="ro1">
          <table:table-cell/>
          <table:table-cell office:value-type="string" calcext:value-type="string">
            <text:p><text:s/>regan <text:s text:c="6"/></text:p>
          </table:table-cell>
          <table:table-cell office:value-type="float" office:value="401" calcext:value-type="float">
            <text:p>401</text:p>
          </table:table-cell>
        </table:table-row>
        <table:table-row table:style-name="ro1">
          <table:table-cell/>
          <table:table-cell office:value-type="string" calcext:value-type="string">
            <text:p><text:s/>fykendu5 <text:s text:c="3"/></text:p>
          </table:table-cell>
          <table:table-cell office:value-type="float" office:value="397" calcext:value-type="float">
            <text:p>397</text:p>
          </table:table-cell>
        </table:table-row>
        <table:table-row table:style-name="ro1">
          <table:table-cell/>
          <table:table-cell office:value-type="string" calcext:value-type="string">
            <text:p><text:s/>vonjau36 <text:s text:c="3"/></text:p>
          </table:table-cell>
          <table:table-cell office:value-type="float" office:value="382" calcext:value-type="float">
            <text:p>382</text:p>
          </table:table-cell>
        </table:table-row>
        <table:table-row table:style-name="ro1">
          <table:table-cell/>
          <table:table-cell office:value-type="string" calcext:value-type="string">
            <text:p><text:s/>dyla <text:s text:c="7"/></text:p>
          </table:table-cell>
          <table:table-cell office:value-type="float" office:value="365" calcext:value-type="float">
            <text:p>365</text:p>
          </table:table-cell>
        </table:table-row>
        <table:table-row table:style-name="ro1">
          <table:table-cell/>
          <table:table-cell office:value-type="string" calcext:value-type="string">
            <text:p><text:s/>saumonton <text:s text:c="2"/>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/>
          <table:table-cell office:value-type="string" calcext:value-type="string">
            <text:p><text:s/>cate005 <text:s text:c="4"/>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/>
          <table:table-cell office:value-type="string" calcext:value-type="string">
            <text:p><text:s/>sige <text:s text:c="7"/>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/>
          <table:table-cell office:value-type="string" calcext:value-type="string">
            <text:p><text:s/>tivitou <text:s text:c="4"/>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/>
          <table:table-cell office:value-type="string" calcext:value-type="string">
            <text:p><text:s/>fojamu <text:s text:c="5"/></text:p>
          </table:table-cell>
          <table:table-cell office:value-type="float" office:value="295" calcext:value-type="float">
            <text:p>29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4-02T22:32:02.854000000</meta:creation-date>
    <dc:date>2023-04-03T01:36:26.403000000</dc:date>
    <meta:editing-duration>PT2H54M5S</meta:editing-duration>
    <meta:editing-cycles>3</meta:editing-cycles>
    <meta:generator>LibreOffice/7.5.2.2$Windows_X86_64 LibreOffice_project/53bb9681a964705cf672590721dbc85eb4d0c3a2</meta:generator>
    <meta:document-statistic meta:table-count="1" meta:cell-count="28" meta:object-count="2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include-hidden-cells="false" chart:auto-position="true" chart:auto-size="true" chart:right-angled-axes="true" chart:data-label-number="value" chart:data-label-text="false" chart:data-label-symbol="false" chart:data-label-series="fals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value" chart:data-label-text="false" chart:data-label-symbol="false" chart:data-label-series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title svg:x="3.326cm" svg:y="0.316cm" chart:style-name="ch2">
          <text:p>Nombre d'objets vendus par catégorie en 2022</text:p>
        </chart:title>
        <chart:legend chart:legend-position="end" svg:x="12.573cm" svg:y="3.454cm" style:legend-expansion="high" chart:style-name="ch3"/>
        <chart:plot-area chart:style-name="ch4" table:cell-range-address="Feuille1.B2:Feuille1.C5" chart:data-source-has-labels="column" svg:x="0.32cm" svg:y="1.275cm" svg:width="11.933cm" svg:height="7.545cm" dr3d:transform="matrix (1 0 0 0 0.5 -0.866025403784439 0 0.866025403784439 0.5 0cm 0cm 0cm)" dr3d:vrp="(0 0 87591.2408759124)" dr3d:projection="parallel" dr3d:distance="4.2cm" dr3d:focal-length="8cm" dr3d:shadow-slant="0" dr3d:shade-mode="gouraud" dr3d:ambient-color="#666666" dr3d:lighting-mode="true">
          <chart:coordinate-region svg:x="0.32cm" svg:y="1.467cm" svg:width="11.933cm" svg:height="7.161cm"/>
          <dr3d:light dr3d:diffuse-color="#808080" dr3d:direction="(0 0 1)" dr3d:enabled="false" dr3d:specular="true"/>
          <dr3d:light dr3d:diffuse-color="#b3b3b3" dr3d:direction="(0.6 0.6 0.6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:categories table:cell-range-address="Feuille1.B2:Feuille1.B5"/>
          </chart:axis>
          <chart:axis chart:dimension="y" chart:name="primary-y" chart:style-name="ch6">
            <chart:grid chart:style-name="ch7" chart:class="major"/>
          </chart:axis>
          <chart:axis chart:dimension="z" chart:name="primary-z" chart:style-name="ch6"/>
          <chart:series chart:style-name="ch8" chart:values-cell-range-address="Feuille1.C2:Feuille1.C5" chart:class="chart:circle">
            <chart:data-point chart:style-name="ch9" loext:custom-label-pos-x="0.0773173323332708" loext:custom-label-pos-y="0.129458828758751"/>
            <chart:data-point chart:style-name="ch10" loext:custom-label-pos-x="0.0446902931433215" loext:custom-label-pos-y="-0.194132681409046"/>
            <chart:data-point chart:style-name="ch11" loext:custom-label-pos-x="-0.0137508594287143" loext:custom-label-pos-y="-0.11179019891099"/>
            <chart:data-point chart:style-name="ch12" loext:custom-label-pos-x="-0.0687542971435715" loext:custom-label-pos-y="0.13234803867096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C</text:p>
              </table:table-cell>
            </table:table-row>
          </table:table-header-rows>
          <table:table-rows>
            <table:table-row>
              <table:table-cell office:value-type="string">
                <text:p>Vêtement</text:p>
                <draw:g>
                  <svg:desc>Feuille1.B2:Feuille1.B5</svg:desc>
                </draw:g>
              </table:table-cell>
              <table:table-cell office:value-type="float" office:value="110">
                <text:p>110</text:p>
                <draw:g>
                  <svg:desc>Feuille1.C2:Feuille1.C5</svg:desc>
                </draw:g>
              </table:table-cell>
            </table:table-row>
            <table:table-row>
              <table:table-cell office:value-type="string">
                <text:p>Ustensile Cuisine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Meuble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Outil</text:p>
              </table:table-cell>
              <table:table-cell office:value-type="float" office:value="110">
                <text:p>11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2.2$Windows_X86_64 LibreOffice_project/53bb9681a964705cf672590721dbc85eb4d0c3a2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128cm" svg:y="1.96cm" style:legend-expansion="high" chart:style-name="ch2"/>
        <chart:plot-area chart:style-name="ch3" table:cell-range-address="Feuille1.B25:Feuille1.C34" chart:data-source-has-labels="column" svg:x="0.32cm" svg:y="0.18cm" svg:width="12.488cm" svg:height="8.64cm">
          <chart:coordinate-region svg:x="1.127cm" svg:y="0.379cm" svg:width="11.681cm" svg:height="8.24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Feuille1.C25:Feuille1.C25" chart:label-cell-address="Feuille1.B25:Feuille1.B25" chart:class="chart:bar">
            <chart:data-point/>
          </chart:series>
          <chart:series chart:style-name="ch8" chart:values-cell-range-address="Feuille1.C26:Feuille1.C26" chart:label-cell-address="Feuille1.B26:Feuille1.B26" chart:class="chart:bar">
            <chart:data-point/>
          </chart:series>
          <chart:series chart:style-name="ch9" chart:values-cell-range-address="Feuille1.C27:Feuille1.C27" chart:label-cell-address="Feuille1.B27:Feuille1.B27" chart:class="chart:bar">
            <chart:data-point/>
          </chart:series>
          <chart:series chart:style-name="ch10" chart:values-cell-range-address="Feuille1.C28:Feuille1.C28" chart:label-cell-address="Feuille1.B28:Feuille1.B28" chart:class="chart:bar">
            <chart:data-point/>
          </chart:series>
          <chart:series chart:style-name="ch11" chart:values-cell-range-address="Feuille1.C29:Feuille1.C29" chart:label-cell-address="Feuille1.B29:Feuille1.B29" chart:class="chart:bar">
            <chart:data-point/>
          </chart:series>
          <chart:series chart:style-name="ch12" chart:values-cell-range-address="Feuille1.C30:Feuille1.C30" chart:label-cell-address="Feuille1.B30:Feuille1.B30" chart:class="chart:bar">
            <chart:data-point/>
          </chart:series>
          <chart:series chart:style-name="ch13" chart:values-cell-range-address="Feuille1.C31:Feuille1.C31" chart:label-cell-address="Feuille1.B31:Feuille1.B31" chart:class="chart:bar">
            <chart:data-point/>
          </chart:series>
          <chart:series chart:style-name="ch14" chart:values-cell-range-address="Feuille1.C32:Feuille1.C32" chart:label-cell-address="Feuille1.B32:Feuille1.B32" chart:class="chart:bar">
            <chart:data-point/>
          </chart:series>
          <chart:series chart:style-name="ch15" chart:values-cell-range-address="Feuille1.C33:Feuille1.C33" chart:label-cell-address="Feuille1.B33:Feuille1.B33" chart:class="chart:bar">
            <chart:data-point/>
          </chart:series>
          <chart:series chart:style-name="ch16" chart:values-cell-range-address="Feuille1.C34:Feuille1.C34" chart:label-cell-address="Feuille1.B34:Feuille1.B34" chart:class="chart:bar">
            <chart:data-point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 para        </text:p>
                <draw:g>
                  <svg:desc>Feuille1.B25:Feuille1.B25</svg:desc>
                </draw:g>
              </table:table-cell>
              <table:table-cell office:value-type="float" office:value="434">
                <text:p>434</text:p>
                <draw:g>
                  <svg:desc>Feuille1.C25:Feuille1.C25</svg:desc>
                </draw:g>
              </table:table-cell>
            </table:table-row>
            <table:table-row>
              <table:table-cell office:value-type="string">
                <text:p> regan       </text:p>
                <draw:g>
                  <svg:desc>Feuille1.B26:Feuille1.B26</svg:desc>
                </draw:g>
              </table:table-cell>
              <table:table-cell office:value-type="float" office:value="401">
                <text:p>401</text:p>
                <draw:g>
                  <svg:desc>Feuille1.C26:Feuille1.C26</svg:desc>
                </draw:g>
              </table:table-cell>
            </table:table-row>
            <table:table-row>
              <table:table-cell office:value-type="string">
                <text:p> fykendu5    </text:p>
                <draw:g>
                  <svg:desc>Feuille1.B27:Feuille1.B27</svg:desc>
                </draw:g>
              </table:table-cell>
              <table:table-cell office:value-type="float" office:value="397">
                <text:p>397</text:p>
                <draw:g>
                  <svg:desc>Feuille1.C27:Feuille1.C27</svg:desc>
                </draw:g>
              </table:table-cell>
            </table:table-row>
            <table:table-row>
              <table:table-cell office:value-type="string">
                <text:p> vonjau36    </text:p>
                <draw:g>
                  <svg:desc>Feuille1.B28:Feuille1.B28</svg:desc>
                </draw:g>
              </table:table-cell>
              <table:table-cell office:value-type="float" office:value="382">
                <text:p>382</text:p>
                <draw:g>
                  <svg:desc>Feuille1.C28:Feuille1.C28</svg:desc>
                </draw:g>
              </table:table-cell>
            </table:table-row>
            <table:table-row>
              <table:table-cell office:value-type="string">
                <text:p> dyla        </text:p>
                <draw:g>
                  <svg:desc>Feuille1.B29:Feuille1.B29</svg:desc>
                </draw:g>
              </table:table-cell>
              <table:table-cell office:value-type="float" office:value="365">
                <text:p>365</text:p>
                <draw:g>
                  <svg:desc>Feuille1.C29:Feuille1.C29</svg:desc>
                </draw:g>
              </table:table-cell>
            </table:table-row>
            <table:table-row>
              <table:table-cell office:value-type="string">
                <text:p> saumonton   </text:p>
                <draw:g>
                  <svg:desc>Feuille1.B30:Feuille1.B30</svg:desc>
                </draw:g>
              </table:table-cell>
              <table:table-cell office:value-type="float" office:value="340">
                <text:p>340</text:p>
                <draw:g>
                  <svg:desc>Feuille1.C30:Feuille1.C30</svg:desc>
                </draw:g>
              </table:table-cell>
            </table:table-row>
            <table:table-row>
              <table:table-cell office:value-type="string">
                <text:p> cate005     </text:p>
                <draw:g>
                  <svg:desc>Feuille1.B31:Feuille1.B31</svg:desc>
                </draw:g>
              </table:table-cell>
              <table:table-cell office:value-type="float" office:value="335">
                <text:p>335</text:p>
                <draw:g>
                  <svg:desc>Feuille1.C31:Feuille1.C31</svg:desc>
                </draw:g>
              </table:table-cell>
            </table:table-row>
            <table:table-row>
              <table:table-cell office:value-type="string">
                <text:p> sige        </text:p>
                <draw:g>
                  <svg:desc>Feuille1.B32:Feuille1.B32</svg:desc>
                </draw:g>
              </table:table-cell>
              <table:table-cell office:value-type="float" office:value="318">
                <text:p>318</text:p>
                <draw:g>
                  <svg:desc>Feuille1.C32:Feuille1.C32</svg:desc>
                </draw:g>
              </table:table-cell>
            </table:table-row>
            <table:table-row>
              <table:table-cell office:value-type="string">
                <text:p> tivitou     </text:p>
                <draw:g>
                  <svg:desc>Feuille1.B33:Feuille1.B33</svg:desc>
                </draw:g>
              </table:table-cell>
              <table:table-cell office:value-type="float" office:value="309">
                <text:p>309</text:p>
                <draw:g>
                  <svg:desc>Feuille1.C33:Feuille1.C33</svg:desc>
                </draw:g>
              </table:table-cell>
            </table:table-row>
            <table:table-row>
              <table:table-cell office:value-type="string">
                <text:p> fojamu      </text:p>
                <draw:g>
                  <svg:desc>Feuille1.B34:Feuille1.B34</svg:desc>
                </draw:g>
              </table:table-cell>
              <table:table-cell office:value-type="float" office:value="295">
                <text:p>295</text:p>
                <draw:g>
                  <svg:desc>Feuille1.C34:Feuille1.C34</svg:desc>
                </draw:g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2.2$Windows_X86_64 LibreOffice_project/53bb9681a964705cf672590721dbc85eb4d0c3a2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